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71c7" officeooo:paragraph-rsid="000c71c7" style:font-size-asian="12.25pt" style:font-size-complex="14pt"/>
    </style:style>
    <style:style style:name="P2" style:family="paragraph" style:parent-style-name="Standard">
      <style:text-properties fo:font-size="14pt" officeooo:rsid="000d5a27" officeooo:paragraph-rsid="000d5a27" style:font-size-asian="12.25pt" style:font-size-complex="14pt"/>
    </style:style>
    <style:style style:name="P3" style:family="paragraph" style:parent-style-name="Standard">
      <style:text-properties fo:font-size="14pt" officeooo:rsid="000e6f07" officeooo:paragraph-rsid="000e6f07" style:font-size-asian="12.25pt" style:font-size-complex="14pt"/>
    </style:style>
    <style:style style:name="P4" style:family="paragraph" style:parent-style-name="Standard">
      <style:text-properties fo:font-size="14pt" officeooo:rsid="000ffdf7" officeooo:paragraph-rsid="000ffdf7" style:font-size-asian="12.25pt" style:font-size-complex="14pt"/>
    </style:style>
    <style:style style:name="P5" style:family="paragraph" style:parent-style-name="Standard">
      <style:text-properties fo:font-size="14pt" officeooo:rsid="0012cf6c" officeooo:paragraph-rsid="0012cf6c" style:font-size-asian="12.25pt" style:font-size-complex="14pt"/>
    </style:style>
    <style:style style:name="P6" style:family="paragraph" style:parent-style-name="Standard">
      <style:text-properties fo:font-size="14pt" officeooo:rsid="00149db0" officeooo:paragraph-rsid="00149db0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#include&lt;iostream&gt;</text:p>
      <text:p text:style-name="P1">#include&lt;forward_list&gt;</text:p>
      <text:p text:style-name="P1">#include&lt;iterator&gt;</text:p>
      <text:p text:style-name="P1">using namespace std;</text:p>
      <text:p text:style-name="P1"/>
      <text:p text:style-name="P1">int main()</text:p>
      <text:p text:style-name="P1">{</text:p>
      <text:p text:style-name="P1"><text:s text:c="4"/>forward_list&lt;int&gt;a;</text:p>
      <text:p text:style-name="P1"><text:s text:c="4"/>forward_list&lt;int&gt;::iterator i;</text:p>
      <text:p text:style-name="P1"/>
      <text:p text:style-name="P1"><text:s text:c="4"/>a.push_front(5);</text:p>
      <text:p text:style-name="P1"><text:s text:c="4"/>a.push_front(4);</text:p>
      <text:p text:style-name="P1"><text:s text:c="4"/>a.push_front(3);</text:p>
      <text:p text:style-name="P1"><text:s text:c="4"/>a.push_front(2);</text:p>
      <text:p text:style-name="P1"><text:s text:c="4"/>a.push_front(1);</text:p>
      <text:p text:style-name="P1"/>
      <text:p text:style-name="P1"><text:s text:c="4"/>for(i=a.begin();i!=a.end();i++)</text:p>
      <text:p text:style-name="P1"><text:s text:c="8"/>cout&lt;&lt;*i&lt;&lt;" ";</text:p>
      <text:p text:style-name="P1"><text:s text:c="4"/>cout&lt;&lt;endl;</text:p>
      <text:p text:style-name="P1"><text:s text:c="4"/>return 0;</text:p>
      <text:p text:style-name="P1">}</text:p>
      <text:p text:style-name="P1"/>
      <text:p text:style-name="P1">2)#include&lt;iostream&gt;</text:p>
      <text:p text:style-name="P1">#include&lt;forward_list&gt;</text:p>
      <text:p text:style-name="P1">#include&lt;iterator&gt;</text:p>
      <text:p text:style-name="P1">using namespace std;</text:p>
      <text:p text:style-name="P1"/>
      <text:p text:style-name="P1">int main()</text:p>
      <text:p text:style-name="P1">{</text:p>
      <text:p text:style-name="P1"><text:s text:c="4"/>forward_list&lt;int&gt;a;</text:p>
      <text:p text:style-name="P1"><text:s text:c="4"/>forward_list&lt;int&gt;::iterator i;</text:p>
      <text:p text:style-name="P1"><text:s text:c="4"/>int n;</text:p>
      <text:p text:style-name="P1"><text:s text:c="4"/>cout&lt;&lt;"How Many Elements You Want To Enter : ";</text:p>
      <text:p text:style-name="P1"><text:s text:c="4"/>cin&gt;&gt;n;</text:p>
      <text:p text:style-name="P1"/>
      <text:p text:style-name="P1"><text:s text:c="4"/>int b[n];</text:p>
      <text:p text:style-name="P1"><text:s text:c="4"/>cout&lt;&lt;"Enter The Elements : ";</text:p>
      <text:p text:style-name="P1"><text:s text:c="4"/>for(int j=0;j&lt;n;j++)</text:p>
      <text:p text:style-name="P1"><text:s text:c="4"/>{</text:p>
      <text:p text:style-name="P1"><text:s text:c="8"/>cin&gt;&gt;b[j];</text:p>
      <text:p text:style-name="P1"><text:s text:c="8"/>a.push_front(b[j]);</text:p>
      <text:p text:style-name="P1"><text:s text:c="4"/>}</text:p>
      <text:p text:style-name="P1"/>
      <text:p text:style-name="P1"><text:s text:c="4"/>for(i=a.begin();i!=a.end();i++)</text:p>
      <text:p text:style-name="P1"><text:s text:c="8"/>cout&lt;&lt;*i&lt;&lt;" ";</text:p>
      <text:p text:style-name="P1"><text:soft-page-break/><text:s text:c="4"/>cout&lt;&lt;endl;</text:p>
      <text:p text:style-name="P1"><text:s text:c="4"/>return 0;</text:p>
      <text:p text:style-name="P1">}</text:p>
      <text:p text:style-name="P1"/>
      <text:p text:style-name="P2">3)#include&lt;iostream&gt;</text:p>
      <text:p text:style-name="P2">#include&lt;forward_list&gt;</text:p>
      <text:p text:style-name="P2">#include&lt;iterator&gt;</text:p>
      <text:p text:style-name="P2">using namespace std;</text:p>
      <text:p text:style-name="P2"/>
      <text:p text:style-name="P2">int main()</text:p>
      <text:p text:style-name="P2">{</text:p>
      <text:p text:style-name="P2"><text:s text:c="4"/>forward_list&lt;int&gt;a={1,2,3,4,5,6,7,8,9,10};</text:p>
      <text:p text:style-name="P2"><text:s text:c="4"/>forward_list&lt;int&gt;::iterator i;</text:p>
      <text:p text:style-name="P2"><text:s text:c="4"/>int sum=0;</text:p>
      <text:p text:style-name="P2"/>
      <text:p text:style-name="P2"><text:s text:c="4"/>cout&lt;&lt;"The List is : ";</text:p>
      <text:p text:style-name="P2"><text:s text:c="4"/>for(i=a.begin();i!=a.end();i++)</text:p>
      <text:p text:style-name="P2"><text:s text:c="4"/>{</text:p>
      <text:p text:style-name="P2"><text:s text:c="8"/>cout&lt;&lt;*i&lt;&lt;" ";</text:p>
      <text:p text:style-name="P2"><text:s text:c="8"/>sum+=*i;</text:p>
      <text:p text:style-name="P2"><text:s text:c="4"/>}</text:p>
      <text:p text:style-name="P2"><text:s text:c="4"/>cout&lt;&lt;"\nThe Sum of all the elements are "&lt;&lt;sum;</text:p>
      <text:p text:style-name="P2"><text:s text:c="4"/>cout&lt;&lt;endl;</text:p>
      <text:p text:style-name="P2"><text:s text:c="4"/>return 0;</text:p>
      <text:p text:style-name="P2">}</text:p>
      <text:p text:style-name="P2"/>
      <text:p text:style-name="P3">4)#include&lt;iostream&gt;</text:p>
      <text:p text:style-name="P3">#include&lt;forward_list&gt;</text:p>
      <text:p text:style-name="P3">#include&lt;iterator&gt;</text:p>
      <text:p text:style-name="P3">using namespace std;</text:p>
      <text:p text:style-name="P3"/>
      <text:p text:style-name="P3">int main()</text:p>
      <text:p text:style-name="P3">{</text:p>
      <text:p text:style-name="P3"><text:s text:c="4"/>forward_list&lt;int&gt;a={1,2,3,4,5,6,7,8,9,10};</text:p>
      <text:p text:style-name="P3"><text:s text:c="4"/>forward_list&lt;int&gt;::iterator i;</text:p>
      <text:p text:style-name="P3"><text:s text:c="4"/>a.reverse();</text:p>
      <text:p text:style-name="P3"/>
      <text:p text:style-name="P3"><text:s text:c="4"/>cout&lt;&lt;"The List is : ";</text:p>
      <text:p text:style-name="P3"><text:s text:c="4"/>for(i=a.begin();i!=a.end();i++)</text:p>
      <text:p text:style-name="P3"><text:s text:c="8"/>cout&lt;&lt;*i&lt;&lt;" ";</text:p>
      <text:p text:style-name="P3"><text:s text:c="4"/>cout&lt;&lt;endl;</text:p>
      <text:p text:style-name="P3"><text:s text:c="4"/>return 0;</text:p>
      <text:p text:style-name="P3">}</text:p>
      <text:p text:style-name="P3"/>
      <text:p text:style-name="P4">5)</text:p>
      <text:p text:style-name="P4"><text:soft-page-break/></text:p>
      <text:p text:style-name="P5">6)#include&lt;iostream&gt;</text:p>
      <text:p text:style-name="P5">#include&lt;forward_list&gt;</text:p>
      <text:p text:style-name="P5">#include&lt;iterator&gt;</text:p>
      <text:p text:style-name="P5">using namespace std;</text:p>
      <text:p text:style-name="P5"/>
      <text:p text:style-name="P5">int main()</text:p>
      <text:p text:style-name="P5">{</text:p>
      <text:p text:style-name="P5"><text:s text:c="4"/>forward_list&lt;int&gt;a={1,2,3,4,5};</text:p>
      <text:p text:style-name="P5"><text:s text:c="4"/>forward_list&lt;int&gt;b={6,7,8,9,10};</text:p>
      <text:p text:style-name="P5"><text:s text:c="4"/>forward_list&lt;int&gt;::iterator i;</text:p>
      <text:p text:style-name="P5"><text:s text:c="4"/></text:p>
      <text:p text:style-name="P5"><text:s text:c="4"/>a.sort();</text:p>
      <text:p text:style-name="P5"><text:s text:c="4"/>b.sort();</text:p>
      <text:p text:style-name="P5"><text:s text:c="4"/>a.merge(b);</text:p>
      <text:p text:style-name="P5"/>
      <text:p text:style-name="P5"><text:s text:c="4"/>for(i=a.begin();i!=a.end();i++)</text:p>
      <text:p text:style-name="P5"><text:s text:c="8"/>cout&lt;&lt;*i&lt;&lt;" "; <text:s text:c="6"/></text:p>
      <text:p text:style-name="P5"><text:s text:c="4"/>cout&lt;&lt;endl;</text:p>
      <text:p text:style-name="P5"><text:s text:c="4"/>return 0;</text:p>
      <text:p text:style-name="P5">}</text:p>
      <text:p text:style-name="P5"/>
      <text:p text:style-name="P5">7)#include&lt;iostream&gt;</text:p>
      <text:p text:style-name="P5">#include&lt;forward_list&gt;</text:p>
      <text:p text:style-name="P5">#include&lt;iterator&gt;</text:p>
      <text:p text:style-name="P5">using namespace std;</text:p>
      <text:p text:style-name="P5"/>
      <text:p text:style-name="P5">int main()</text:p>
      <text:p text:style-name="P5">{</text:p>
      <text:p text:style-name="P5"><text:s text:c="4"/>forward_list&lt;int&gt;a={3,2,9};</text:p>
      <text:p text:style-name="P5"><text:s text:c="4"/>forward_list&lt;int&gt;b={8,1,2};</text:p>
      <text:p text:style-name="P5"><text:s text:c="4"/>forward_list&lt;int&gt;::iterator i;</text:p>
      <text:p text:style-name="P5"><text:s text:c="4"/></text:p>
      <text:p text:style-name="P5"><text:s text:c="4"/>a.sort();</text:p>
      <text:p text:style-name="P5"><text:s text:c="4"/>b.sort();</text:p>
      <text:p text:style-name="P5"><text:s text:c="4"/>a.merge(b);</text:p>
      <text:p text:style-name="P5"/>
      <text:p text:style-name="P5"><text:s text:c="4"/>for(i=a.begin();i!=a.end();i++)</text:p>
      <text:p text:style-name="P5"><text:s text:c="8"/>cout&lt;&lt;*i&lt;&lt;" "; <text:s text:c="6"/></text:p>
      <text:p text:style-name="P5"><text:s text:c="4"/>cout&lt;&lt;endl;</text:p>
      <text:p text:style-name="P5"><text:s text:c="4"/>return 0;</text:p>
      <text:p text:style-name="P5">}</text:p>
      <text:p text:style-name="P5"/>
      <text:p text:style-name="P5">8)#include&lt;iostream&gt;</text:p>
      <text:p text:style-name="P5">#include&lt;forward_list&gt;</text:p>
      <text:p text:style-name="P5"><text:soft-page-break/>#include&lt;iterator&gt;</text:p>
      <text:p text:style-name="P5">using namespace std;</text:p>
      <text:p text:style-name="P5"/>
      <text:p text:style-name="P5">int main()</text:p>
      <text:p text:style-name="P5">{</text:p>
      <text:p text:style-name="P5"><text:s text:c="4"/>forward_list&lt;int&gt;a={3,2,9};</text:p>
      <text:p text:style-name="P5"><text:s text:c="4"/>forward_list&lt;int&gt;b={8,1,2};</text:p>
      <text:p text:style-name="P5"><text:s text:c="4"/>forward_list&lt;int&gt;::iterator i,j;</text:p>
      <text:p text:style-name="P5"><text:s text:c="4"/></text:p>
      <text:p text:style-name="P5"><text:s text:c="4"/>for(i=a.begin(),j=b.begin();i!=a.end(),j!=b.end();i++,j++)</text:p>
      <text:p text:style-name="P5"><text:s text:c="8"/>swap(*i,*j);</text:p>
      <text:p text:style-name="P5"/>
      <text:p text:style-name="P5"><text:s text:c="4"/>for(i=a.begin();i!=a.end();i++)</text:p>
      <text:p text:style-name="P5"><text:s text:c="8"/>cout&lt;&lt;*i&lt;&lt;" ";</text:p>
      <text:p text:style-name="P5"><text:s text:c="4"/>cout&lt;&lt;endl;</text:p>
      <text:p text:style-name="P5"><text:s text:c="4"/>for(j=b.begin();j!=b.end();j++)</text:p>
      <text:p text:style-name="P5"><text:s text:c="8"/>cout&lt;&lt;*j&lt;&lt;" ";</text:p>
      <text:p text:style-name="P5"><text:s text:c="4"/>cout&lt;&lt;endl;</text:p>
      <text:p text:style-name="P5"><text:s text:c="4"/>return 0;</text:p>
      <text:p text:style-name="P5">}</text:p>
      <text:p text:style-name="P5"/>
      <text:p text:style-name="P5">9)#include&lt;iostream&gt;</text:p>
      <text:p text:style-name="P5">#include&lt;forward_list&gt;</text:p>
      <text:p text:style-name="P5">#include&lt;iterator&gt;</text:p>
      <text:p text:style-name="P5">using namespace std;</text:p>
      <text:p text:style-name="P5"/>
      <text:p text:style-name="P5">int main()</text:p>
      <text:p text:style-name="P5">{</text:p>
      <text:p text:style-name="P5"><text:s text:c="4"/>forward_list&lt;int&gt;a={3,2,9};</text:p>
      <text:p text:style-name="P5"><text:s text:c="4"/>forward_list&lt;int&gt;b={8,1,2};</text:p>
      <text:p text:style-name="P5"><text:s text:c="4"/>forward_list&lt;int&gt;::iterator i,j;</text:p>
      <text:p text:style-name="P5"><text:s text:c="4"/></text:p>
      <text:p text:style-name="P5"><text:s text:c="4"/>a.splice_after(a.before_begin(),b);</text:p>
      <text:p text:style-name="P5"/>
      <text:p text:style-name="P5"><text:s text:c="4"/>for(i=a.begin();i!=a.end();i++)</text:p>
      <text:p text:style-name="P5"><text:s text:c="8"/>cout&lt;&lt;*i&lt;&lt;" ";</text:p>
      <text:p text:style-name="P5"/>
      <text:p text:style-name="P5"><text:s text:c="4"/>cout&lt;&lt;endl;</text:p>
      <text:p text:style-name="P5"><text:s text:c="4"/>return 0;</text:p>
      <text:p text:style-name="P5">}</text:p>
      <text:p text:style-name="P5"/>
      <text:p text:style-name="P6">10)#include&lt;iostream&gt;</text:p>
      <text:p text:style-name="P6">#include&lt;forward_list&gt;</text:p>
      <text:p text:style-name="P6">#include&lt;iterator&gt;</text:p>
      <text:p text:style-name="P6">using namespace std;</text:p>
      <text:p text:style-name="P6"><text:soft-page-break/></text:p>
      <text:p text:style-name="P6">int main()</text:p>
      <text:p text:style-name="P6">{</text:p>
      <text:p text:style-name="P6"><text:s text:c="4"/>forward_list&lt;int&gt;a;</text:p>
      <text:p text:style-name="P6"><text:s text:c="4"/>forward_list&lt;int&gt;b={3,2,9,7,4,6,8,1,2,5};</text:p>
      <text:p text:style-name="P6"><text:s text:c="4"/>forward_list&lt;int&gt;::iterator i,j;</text:p>
      <text:p text:style-name="P6"><text:s text:c="4"/></text:p>
      <text:p text:style-name="P6"><text:s text:c="4"/>b.sort();</text:p>
      <text:p text:style-name="P6"><text:s text:c="4"/>a.splice_after(a.before_begin(),b);</text:p>
      <text:p text:style-name="P6"/>
      <text:p text:style-name="P6"><text:s text:c="4"/>for(i=a.begin();i!=a.end();i++)</text:p>
      <text:p text:style-name="P6"><text:s text:c="8"/>cout&lt;&lt;*i&lt;&lt;" ";</text:p>
      <text:p text:style-name="P6"/>
      <text:p text:style-name="P6"><text:s text:c="4"/>cout&lt;&lt;endl;</text:p>
      <text:p text:style-name="P6"><text:s text:c="4"/>return 0;</text:p>
      <text:p text:style-name="P6">}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08:26:35.028966480</meta:creation-date>
    <dc:date>2023-08-17T21:57:07.249729265</dc:date>
    <meta:editing-duration>PT9H42M3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" meta:paragraph-count="165" meta:word-count="246" meta:character-count="3192" meta:non-whitespace-character-count="2632"/>
  </office:meta>
</office:document-meta>
</file>